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9.117">
            <text:p>99.11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n2gbkesm">https://www.geogebra.org/geometry/n2gbkesm</text:a></text:p>
          </table:table-cell>
          <table:table-cell/>
          <table:table-cell table:style-name="ce2" office:value-type="string">
            <text:p>~ = Contest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9.139">
            <text:p>99.13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gqncwvc3">https://www.geogebra.org/geometry/gqncwvc3</text:a></text:p>
          </table:table-cell>
          <table:table-cell/>
          <table:table-cell table:style-name="ce2" office:value-type="string">
            <text:p>@ = Too Simple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2" office:value-type="float" office:value="13">
            <text:p>13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vnhfe3u">https://www.geogebra.org/geometry/dvnhfe3u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356">
            <text:p>99.35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mgpgm6gk">https://www.geogebra.org/geometry/mgpgm6gk</text:a></text:p>
          </table:table-cell>
          <table:table-cell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99.563">
            <text:p>99.56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fzqcwgu">https://www.geogebra.org/geometry/pfzqcwgu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99.703">
            <text:p>99.70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dxrt3svk">https://www.geogebra.org/geometry/dxrt3svk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99.816">
            <text:p>99.816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b6rgjfa">https://www.geogebra.org/geometry/jb6rgjfa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/>
          <table:table-cell table:style-name="ce1" office:value-type="string">
            <text:p>Min/Max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99.929">
            <text:p>99.92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w4nggwg">https://www.geogebra.org/geometry/aw4nggwg</text:a></text:p>
          </table:table-cell>
          <table:table-cell/>
          <table:table-cell table:style-name="ce2" office:value-type="string">
            <text:p>95% Min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9.644">
            <text:p>99.64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p2ast9yw">https://www.geogebra.org/geometry/p2ast9yw</text:a></text:p>
          </table:table-cell>
          <table:table-cell/>
          <table:table-cell table:style-name="ce11" office:value-type="string">
            <text:p>100% Maximum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9.253">
            <text:p>99.253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nbgnhsq">https://www.geogebra.org/geometry/anbgnhsq</text:a></text:p>
          </table:table-cell>
          <table:table-cell table:number-columns-repeated="2"/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99.164">
            <text:p>99.164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ajpnpmwa">https://www.geogebra.org/geometry/ajpnpmwa</text:a></text:p>
          </table:table-cell>
          <table:table-cell/>
          <table:table-cell table:style-name="ce1" office:value-type="string">
            <text:p>Counting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9.009">
            <text:p>99.009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sjdede5r">https://www.geogebra.org/geometry/sjdede5r</text:a></text:p>
          </table:table-cell>
          <table:table-cell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Square Lines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2">
          <table:table-cell office:value-type="string">
            <text:p>@ ~ Edward James Gordon</text:p>
          </table:table-cell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5.492">
            <text:p>95.492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jyyqe7rj">https://www.geogebra.org/geometry/jyyqe7rj</text:a>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7">07/11/2025</text:date>, <text:time>01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7T01:24:10.09</dc:date>
    <meta:editing-duration>PT2H13M43S</meta:editing-duration>
    <meta:editing-cycles>40</meta:editing-cycles>
    <meta:generator>OpenOffice/4.1.14$Win32 OpenOffice.org_project/4114m1$Build-9811</meta:generator>
    <meta:document-statistic meta:table-count="3" meta:cell-count="198" meta:object-count="0"/>
  </office:meta>
</office:document-meta>
</file>